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66fff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66fffc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07a2" officeooo:paragraph-rsid="006f2ccd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fffc" officeooo:paragraph-rsid="0066fffc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6f2ccd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2ccd" officeooo:paragraph-rsid="006f2cc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6f2c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b55f9"/>
    </style:style>
    <style:style style:name="T3" style:family="text">
      <style:text-properties style:text-line-through-style="none" style:text-line-through-type="none" style:font-name="DejaVu Sans Condensed" fo:font-size="12pt" fo:font-weight="bold" officeooo:rsid="006f2cc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8a07a2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8dc3a8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21e1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3e35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50b00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8a07a2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8dc3a8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6f2cc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weight="normal" officeooo:rsid="0066fffc" style:font-weight-asian="normal" style:font-weight-complex="normal"/>
    </style:style>
    <style:style style:name="T19" style:family="text">
      <style:text-properties style:text-line-through-style="none" style:text-line-through-type="none" style:font-name="DejaVu Sans Condensed" fo:font-weight="normal" officeooo:rsid="006f2ccd" style:font-weight-asian="normal" style:font-weight-complex="normal"/>
    </style:style>
    <style:style style:name="T20" style:family="text">
      <style:text-properties style:text-line-through-style="none" style:text-line-through-type="none" style:font-name="DejaVu Sans Condensed" fo:font-weight="bold" officeooo:rsid="0066fffc" style:font-weight-asian="bold" style:font-weight-complex="bold"/>
    </style:style>
    <style:style style:name="T21" style:family="text">
      <style:text-properties style:text-line-through-style="none" style:text-line-through-type="none" style:font-name="DejaVu Sans Condensed" fo:font-weight="bold" officeooo:rsid="006f2ccd" style:font-weight-asian="bold" style:font-weight-complex="bold"/>
    </style:style>
    <style:style style:name="T22" style:family="text">
      <style:text-properties officeooo:rsid="00705fb8"/>
    </style:style>
    <style:style style:name="T23" style:family="text">
      <style:text-properties officeooo:rsid="00750b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4</text:span><text:span text:style-name="T13">0</text:span><text:span text:style-name="T8">1</text:span><text:span text:style-name="T7"> - </text:span><text:span text:style-name="T9">A/</text:span><text:span text:style-name="T10">A</text:span><text:span text:style-name="T11"> - </text:span><text:span text:style-name="T12">Guns</text:span><text:span text:style-name="T4"> </text:span><text:span text:style-name="T8">Guns Guns</text:span></text:p>
      <text:p text:style-name="P1"/>
      <text:p text:style-name="P4"><text:span text:style-name="T3">Cannons</text:span><text:span text:style-name="T4"> -- </text:span><text:span text:style-name="T3">2</text:span><text:span text:style-name="T4">x </text:span><text:span text:style-name="T3">NR-23 23 mm (80 </text:span><text:span text:style-name="T14">rounds</text:span><text:span text:style-name="T3"> each) + 1x N-37 37 mm (40 r</text:span><text:span text:style-name="T14">ounds</text:span><text:span text:style-name="T3">)</text:span></text:p>
      <text:list xml:id="list4266981150" text:style-name="L1">
        <text:list-item>
          <text:p text:style-name="P6"><text:span text:style-name="T1">Guns</text:span> ... <text:span text:style-name="T1">Arm</text:span> (three buttons on left side of instrument panel, press and hold until lights on center console come on)</text:p>
        </text:list-item>
        <text:list-item>
          <text:p text:style-name="P10"><text:span text:style-name="T5">Gun safety</text:span><text:span text:style-name="T15"> ... </text:span><text:span text:style-name="T5">Off</text:span><text:span text:style-name="T15"> </text:span><text:span text:style-name="T16">(red lever on top of stick) </text:span><text:span text:style-name="T15">(</text:span><text:span text:style-name="T5">Flip Down Trigger </text:span><text:span text:style-name="T6">press</text:span><text:span text:style-name="T15">)</text:span></text:p>
        </text:list-item>
        <text:list-item>
          <text:p text:style-name="P10"><text:span text:style-name="T17">P</text:span><text:span text:style-name="T18">ress </text:span><text:span text:style-name="T20">Trigger </text:span><text:span text:style-name="T21">stage 1</text:span><text:span text:style-name="T18"> to fire </text:span><text:span text:style-name="T21">23 mms</text:span><text:span text:style-name="T19">, </text:span><text:span text:style-name="T21">Trigger stage 2</text:span><text:span text:style-name="T19"> to fire </text:span><text:span text:style-name="T21">23 mms and 37 mm</text:span><text:span text:style-name="T19">, or </text:span><text:span text:style-name="T21">Shift-Trigger stage 1</text:span><text:span text:style-name="T19"> to fire </text:span><text:span text:style-name="T21">37 mm only</text:span><text:span text:style-name="T19">.</text:span></text:p>
        </text:list-item>
      </text:list>
      <text:p text:style-name="P2"/>
      <text:p text:style-name="P3">General dogfighting tips:</text:p>
      <text:list xml:id="list394415757" text:style-name="L2">
        <text:list-item>
          <text:p text:style-name="P7">Keep your speed up, <text:span text:style-name="T2">0.6 Mach or more.</text:span></text:p>
        </text:list-item>
        <text:list-item>
          <text:p text:style-name="P8">MiG-15bis vs F-86F:</text:p>
          <text:list>
            <text:list-item>
              <text:p text:style-name="P9">Plane<text:tab/><text:tab/>Accel.<text:tab/>Sust. turn<text:tab/>Roll<text:tab/><text:tab/>Climb<text:tab/><text:tab/><text:tab/>Top speed and dive</text:p>
            </text:list-item>
            <text:list-item>
              <text:p text:style-name="P8"><text:span text:style-name="T1">MiG-15bis</text:span><text:tab/>better<text:tab/><text:tab/>better<text:tab/><text:tab/>worse<text:tab/><text:tab/>better (<text:span text:style-name="T22">@</text:span>0.6 M)<text:tab/>worse (0.875 Mach)</text:p>
            </text:list-item>
            <text:list-item>
              <text:p text:style-name="P8"><text:span text:style-name="T1">F-86F</text:span><text:tab/><text:tab/>worse<text:tab/><text:tab/>worse<text:tab/><text:tab/>better<text:tab/><text:tab/>worse (<text:span text:style-name="T22">@</text:span>0.61<text:span text:style-name="T22">+</text:span> M)<text:tab/>better (0.95 Mach)</text:p>
            </text:list-item>
            <text:list-item>
              <text:p text:style-name="P8"><text:span text:style-name="T1">If you're in the MiG:</text:span> Try to get the F-86 into a sustained level turn fight. <text:s/>If you get pulled into a scissors, break away ASAP and climb away at 0.6 Mach.</text:p>
            </text:list-item>
            <text:list-item>
              <text:p text:style-name="P8"><text:span text:style-name="T1">If you're in the F-86:</text:span> Use scissors maneuver with your better roll rate to force the MiG out front. <text:s/>If you get pulled into a sustained turn fight, dive away to &gt;0.9 Mach and extend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9T09:43:53.687000000</dc:date>
    <meta:editing-duration>PT8H46M1S</meta:editing-duration>
    <meta:editing-cycles>7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206" meta:character-count="1028" meta:non-whitespace-character-count="832"/>
  </office:meta>
</office:document-meta>
</file>